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7000000C629322D1488433907.png" manifest:media-type="image/png"/>
  <manifest:file-entry manifest:full-path="Pictures/100002010000007C0000004891F2E18CAF41BE53.png" manifest:media-type="image/png"/>
  <manifest:file-entry manifest:full-path="Pictures/10001BA50000149E000014761E348F5C8C3310C5.svg" manifest:media-type="image/svg+xml"/>
  <manifest:file-entry manifest:full-path="Pictures/100004EC00000CC800000768DA4C0A0C394DC0C3.svg" manifest:media-type="image/svg+xml"/>
  <manifest:file-entry manifest:full-path="Pictures/100005470000066000000641BA5F9AC12746B552.svg" manifest:media-type="image/svg+xml"/>
  <manifest:file-entry manifest:full-path="Pictures/100002010000006B00000064676A0178B06E3F11.png" manifest:media-type="image/png"/>
  <manifest:file-entry manifest:full-path="Pictures/1000086500000B0F00000A56479D957FC3180E2D.svg" manifest:media-type="image/svg+xml"/>
  <manifest:file-entry manifest:full-path="Pictures/1000025800000A2B0000027299B497E0957C249C.svg" manifest:media-type="image/svg+xml"/>
  <manifest:file-entry manifest:full-path="Pictures/100002010000003E0000003DBBCC30F0EF862D5D.png" manifest:media-type="image/png"/>
  <manifest:file-entry manifest:full-path="Pictures/1000020100000062000000186007FD4B36FEDC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95cm"/>
    </style:style>
    <style:style style:name="gr3" style:family="graphic" style:parent-style-name="standard">
      <style:graphic-properties draw:stroke="none" draw:fill="none" fo:min-height="0.47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7cm" svg:height="1.6cm" draw:transform="rotate (-3.13688026460941) translate (20.774cm 10.474cm)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BBCC30F0EF862D5D.png" xlink:type="simple" xlink:show="embed" xlink:actuate="onLoad" loext:mime-type="image/png"/>
        </draw:frame>
        <draw:frame draw:style-name="gr1" draw:text-style-name="P1" draw:layer="layout" svg:width="2.667cm" svg:height="1.6cm" svg:x="18.226cm" svg:y="10.614cm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BBCC30F0EF862D5D.png" xlink:type="simple" xlink:show="embed" xlink:actuate="onLoad" loext:mime-type="image/png"/>
        </draw:frame>
        <draw:g>
          <draw:frame draw:style-name="gr1" draw:text-style-name="P1" draw:layer="layout" svg:width="4.905cm" svg:height="0.713cm" draw:transform="rotate (0.00314159265358979) translate (7.177cm 11.82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3" draw:layer="layout" svg:width="4.699cm" svg:height="0.945cm" svg:x="7.281cm" svg:y="10.906cm">
            <draw:text-box>
              <text:p text:style-name="P2"><text:span text:style-name="T1">OneGPIO Commands</text:span></text:p>
            </draw:text-box>
          </draw:frame>
        </draw:g>
        <draw:g>
          <draw:frame draw:style-name="gr1" draw:text-style-name="P1" draw:layer="layout" svg:width="3.921cm" svg:height="0.57cm" draw:transform="rotate (-3.11384191848308) translate (11.241cm 9.999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3" draw:text-style-name="P4" draw:layer="layout" svg:width="4.655cm" svg:height="0.726cm" svg:x="7.475cm" svg:y="8.62cm">
            <draw:text-box>
              <text:p><text:span text:style-name="T1">O</text:span><text:span text:style-name="T1">n</text:span><text:span text:style-name="T1">e</text:span><text:span text:style-name="T1">G</text:span><text:span text:style-name="T1">P</text:span><text:span text:style-name="T1">I</text:span><text:span text:style-name="T1">O</text:span><text:span text:style-name="T1"> </text:span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s</text:span></text:p>
            </draw:text-box>
          </draw:frame>
        </draw:g>
        <draw:frame draw:style-name="gr4" draw:text-style-name="P1" draw:layer="layout" svg:width="5.842cm" svg:height="5.334cm" svg:x="11.876cm" svg:y="7.985cm">
          <draw:image xlink:href="Pictures/100004EC00000CC800000768DA4C0A0C394DC0C3.svg" xlink:type="simple" xlink:show="embed" xlink:actuate="onLoad" loext:mime-type="image/svg+xml">
            <text:p text:style-name="P5"/>
            <text:p text:style-name="P5">OneGPIO</text:p>
            <text:p text:style-name="P5">Gateway</text:p>
          </draw:image>
          <draw:image xlink:href="Pictures/100002010000007C0000004891F2E18CAF41BE53.png" xlink:type="simple" xlink:show="embed" xlink:actuate="onLoad" loext:mime-type="image/png"/>
        </draw:frame>
        <draw:frame draw:style-name="gr4" draw:text-style-name="P1" draw:layer="layout" svg:width="4.812cm" svg:height="4.125cm" svg:x="21.528cm" svg:y="8.385cm">
          <draw:image xlink:href="Pictures/10001BA50000149E000014761E348F5C8C3310C5.svg" xlink:type="simple" xlink:show="embed" xlink:actuate="onLoad" loext:mime-type="image/svg+xml">
            <text:p text:style-name="P5">Target</text:p>
            <text:p text:style-name="P5">Hardware</text:p>
          </draw:image>
          <draw:image xlink:href="Pictures/10000201000000C7000000C629322D1488433907.png" xlink:type="simple" xlink:show="embed" xlink:actuate="onLoad" loext:mime-type="image/png"/>
        </draw:frame>
        <draw:frame draw:style-name="gr4" draw:text-style-name="P1" draw:layer="layout" svg:width="5.743cm" svg:height="5.08cm" svg:x="1.942cm" svg:y="7.985cm">
          <draw:image xlink:href="Pictures/1000086500000B0F00000A56479D957FC3180E2D.svg" xlink:type="simple" xlink:show="embed" xlink:actuate="onLoad" loext:mime-type="image/svg+xml">
            <text:p text:style-name="P5">Banyan</text:p>
            <text:p text:style-name="P5">OneGPIO</text:p>
            <text:p text:style-name="P5">Component</text:p>
          </draw:image>
          <draw:image xlink:href="Pictures/100002010000006B00000064676A0178B06E3F1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5eb91e"/>
      <style:text-properties fo: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0:24:16.632531231</meta:creation-date>
    <dc:date>2019-04-22T10:29:18.135268692</dc:date>
    <meta:editing-duration>PT30M49S</meta:editing-duration>
    <meta:editing-cycles>5</meta:editing-cycles>
    <meta:generator>LibreOffice/6.2.2.2$Linux_X86_64 LibreOffice_project/20$Build-2</meta:generator>
    <meta:document-statistic meta:object-count="11"/>
  </office:meta>
</office:document-meta>
</file>